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653cm" fo:break-before="auto" style:use-optimal-row-height="true"/>
    </style:style>
    <style:style style:name="ro4" style:family="table-row">
      <style:table-row-properties style:row-height="1.254cm" fo:break-before="auto" style:use-optimal-row-height="true"/>
    </style:style>
    <style:style style:name="ro5" style:family="table-row">
      <style:table-row-properties style:row-height="2.05cm" fo:break-before="auto" style:use-optimal-row-height="true"/>
    </style:style>
    <style:style style:name="ro6" style:family="table-row">
      <style:table-row-properties style:row-height="2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6" style:family="table-cell" style:parent-style-name="Default">
      <style:table-cell-properties fo:border-bottom="none" fo:wrap-option="wrap" fo:border-left="none" fo:border-right="0.06pt solid #000000" fo:border-top="none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ce12"/>
        <table:table-column table:style-name="co1" table:number-columns-repeated="3" table:default-cell-style-name="ce12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7"/>
          <table:covered-table-cell table:number-columns-repeated="4" table:style-name="ce13"/>
          <table:table-cell table:number-columns-repeated="4"/>
        </table:table-row>
        <table:table-row table:style-name="ro2">
          <table:table-cell/>
          <table:table-cell table:style-name="ce2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</table:table-row>
        <table:table-row table:style-name="ro2">
          <table:table-cell/>
          <table:covered-table-cell table:style-name="ce3"/>
          <table:covered-table-cell table:number-columns-repeated="5" table:style-name="ce9"/>
          <table:covered-table-cell table:number-columns-repeated="4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 table:number-columns-repeated="2" office:value-type="string">
            <text:p>flux corr</text:p>
          </table:table-cell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flux inc</text:p>
          </table:table-cell>
          <table:table-cell table:number-columns-repeated="2" office:value-type="string">
            <text:p>flux corr</text:p>
          </table:table-cell>
        </table:table-row>
        <table:table-row table:style-name="ro4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table:style-name="ce14" office:value-type="float" office:value="0.003">
            <text:p>0.003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 table:number-columns-repeated="2" office:value-type="string">
            <text:p>flux corr</text:p>
          </table:table-cell>
        </table:table-row>
        <table:table-row table:style-name="ro4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 table:number-columns-repeated="2" office:value-type="string">
            <text:p>flux corr</text:p>
          </table:table-cell>
        </table:table-row>
        <table:table-row table:style-name="ro4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 table:number-columns-repeated="2" office:value-type="string">
            <text:p>flux corr</text:p>
          </table:table-cell>
        </table:table-row>
        <table:table-row table:style-name="ro4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2" office:value-type="string">
            <text:p>flux corr</text:p>
          </table:table-cell>
        </table:table-row>
        <table:table-row table:style-name="ro5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flux corr</text:p>
          </table:table-cell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flux corr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office:value-type="string">
            <text:p>above plus closer to free slip BCs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flux corr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office:value-type="string">
            <text:p>original, K1 corr, nu=15, orig N tides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office:value-type="string">
            <text:p>CBase and shift M2 vel at west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office:value-type="string">
            <text:p>CBase and shift M2 vel at west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office:value-type="string">
            <text:p>CBase and shift M2 vel at west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office:value-type="string">
            <text:p>CBase and shift M2 vel at west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office:value-type="string">
            <text:p>CBase and shift M2 vel at west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office:value-type="string">
            <text:p>CBase and shift M2 vel at west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office:value-type="string">
            <text:p>Cu30 + amp inc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office:value-type="string">
            <text:p>Cu30 + phase change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office:value-type="string">
            <text:p>Cu30 + amp inc and phase change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original</text:p>
          </table:table-cell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office:value-type="string">
            <text:p>CBase with North flux corr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2" office:value-type="string">
            <text:p>flux corr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office:value-type="string">
            <text:p>RC_both + north M2 change, north K1 corr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office:value-type="string">
            <text:p>FTN + west K1 change amp/phase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</table:table-row>
        <table:table-row table:style-name="ro6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office:value-type="string">
            <text:p>Like CBase2 + north M2 change, west K1 change amp/phase, west 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5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string">
            <text:p>M2_Flux</text:p>
          </table:table-cell>
          <table:table-cell office:value-type="string">
            <text:p>inc M2 flux at west, recenter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7-18T09:24:30</meta:creation-date>
    <dc:date>2014-07-18T10:00:25</dc:date>
    <dc:creator>Susan Allen</dc:creator>
    <meta:editing-duration>PT5M15S</meta:editing-duration>
    <meta:editing-cycles>1</meta:editing-cycles>
    <meta:document-statistic meta:table-count="3" meta:cell-count="250" meta:object-count="0"/>
    <meta:generator>LibreOffice/3.5$Linux_X86_64 LibreOffice_project/350m1$Build-2</meta:generator>
  </office:meta>
</office:document-meta>
</file>